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ity Expenditures</text:p>
      <text:p text:style-name="P2"/>
      <text:p text:style-name="P2">Now that you have learned about Austin’s sources of revenue, think about what you think the city of Austin spends money on.</text:p>
      <text:p text:style-name="P2"/>
      <text:p text:style-name="P2">With your group, brainstorm (your list should have at least ten things) the following: What do you think are some of the things a city needs to spend money on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hat are some improvements the city of Austin could make that would greatly benefit the neighborhood around your school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Name/Group:<text:tab/>Date:<text:tab/>Period: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ona Olive</meta:initial-creator>
    <meta:creation-date>2017-12-20T12:26:19</meta:creation-date>
    <dc:date>2017-12-20T12:42:46</dc:date>
    <dc:creator>Iona Olive</dc:creator>
    <meta:editing-duration>PT4M16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5" meta:word-count="76" meta:character-count="444"/>
  </office:meta>
</office:document-meta>
</file>